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style:line-height-at-least="0.582cm" fo:text-indent="0cm" style:auto-text-indent="false"/>
    </style:style>
    <style:style style:name="P2" style:family="paragraph" style:parent-style-name="Text_20_body">
      <style:paragraph-properties fo:margin-left="0cm" fo:margin-right="0cm" style:line-height-at-least="0.582cm" fo:text-indent="0cm" style:auto-text-indent="false"/>
      <style:text-properties fo:font-variant="normal" fo:text-transform="none" fo:color="#252525" style:font-name="sans-serif" fo:font-size="10.5pt" fo:letter-spacing="normal" fo:font-style="normal" fo:font-weight="normal"/>
    </style:style>
    <style:style style:name="T1" style:family="text">
      <style:text-properties fo:font-variant="normal" fo:text-transform="none" fo:color="#000000" style:font-name="Linux Libertine" fo:letter-spacing="normal" fo:font-style="normal" fo:font-weight="normal"/>
    </style:style>
    <style:style style:name="T2" style:family="text">
      <style:text-properties fo:font-variant="normal" fo:text-transform="none" fo:color="#555555" style:font-name="Linux Libertine" fo:letter-spacing="normal" fo:font-style="normal" fo:font-weight="normal"/>
    </style:style>
    <style:style style:name="T3" style:family="text">
      <style:text-properties fo:font-variant="normal" fo:text-transform="none" fo:color="#0b0080" style:text-line-through-style="none" style:font-name="Linux Libertine" fo:letter-spacing="normal" fo:font-style="normal" style:text-underline-style="none" fo:font-weight="normal" style:text-blinking="false"/>
    </style:style>
    <style:style style:name="T4"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5" style:family="text">
      <style:text-properties fo:font-variant="normal" fo:text-transform="none" fo:color="#252525" style:font-name="sans-serif"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glas del cuatro en linea:</text:p>
      <text:p text:style-name="Standard">Pon el cursor sobre la columna donde quieres dejar caer tu ficha.</text:p>
      <text:p text:style-name="Standard">Pulsa el boton izquierdo para dejar caer tu ficha.</text:p>
      <text:p text:style-name="Standard">Cuando conectes cuatro fichas en horizontal, vertical o diagonal, ganas.</text:p>
      <text:p text:style-name="Standard"/>
      <text:h text:style-name="Heading_20_2" text:outline-level="2"><text:bookmark text:name="Reglas_del_juego"/><text:span text:style-name="T1">Reglas del juego</text:span></text:h>
      <text:p text:style-name="P1"><text:span text:style-name="T5">El objetivo de "Conecta 4" es alinear cuatro fichas sobre un tablero formado por seis filas y siete columnas. Cada jugador dispone de 21 fichas de un color (por lo general, rojas o amarillas).Por turnos, los jugadores deben introducir una ficha en la columna que prefieran (siempre que no esté completa) y ésta caerá a la posición más baja. Gana la partida el primero que consiga alinear cuatro fichas consecutivas de un mismo color en horizontal, vertical o diagonal. Si todas las columnas están llenas pero nadie ha hecho una fila válida, hay empate.</text:span></text:p>
      <text:p text:style-name="P1"><text:span text:style-name="T5">Conecta 4 es un juego de </text:span><text:a xlink:type="simple" xlink:href="http://es.wikipedia.org/wiki/Juego_abstracto">estrategia abstracta</text:a><text:span text:style-name="T4"> </text:span><text:span text:style-name="T5">donde los contrincantes disponen de </text:span><text:a xlink:type="simple" xlink:href="http://es.wikipedia.org/wiki/Información_perfecta"><text:span text:style-name="T4">información perfecta</text:span></text:a><text:span text:style-name="T5">. Por norma general, el primer jugador tiene más posibilidades de ganar si introduce la primera ficha en la columna central. Si lo hace en las contiguas se puede forzar un empate, mientras que si la mete en las más alejadas del centro su rival puede vencerle con más facilidad.</text:span></text:p>
      <text:p text:style-name="P2">Existe una versión de mesa y otra de viaje. "Conecta 4" es una variante de "Captain's Mistress", un juego de mecánica similar pero donde las fichas de plástico se sustituyen por bolas de mader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08:56:19</meta:creation-date>
    <dc:date>2015-04-05T09:00:59</dc:date>
    <meta:editing-duration>PT2M56S</meta:editing-duration>
    <meta:editing-cycles>3</meta:editing-cycles>
    <meta:generator>LibreOffice/3.5$Linux_X86_64 LibreOffice_project/350m1$Build-2</meta:generator>
    <meta:document-statistic meta:table-count="0" meta:image-count="0" meta:object-count="0" meta:page-count="1" meta:paragraph-count="8" meta:word-count="231" meta:character-count="1355" meta:non-whitespace-character-count="1132"/>
  </office:meta>
</office:document-meta>
</file>